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937in" fo:break-before="auto" style:use-optimal-row-height="true"/>
    </style:style>
    <style:style style:name="ro16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3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3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3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3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3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3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5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6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4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300" calcext:value-type="float">
            <text:p>-300</text:p>
          </table:table-cell>
          <table:table-cell table:number-columns-repeated="3"/>
        </table:table-row>
        <table:table-row table:style-name="ro3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table:number-columns-repeated="2"/>
          <table:table-cell table:formula="of:=SUM([.G3];[.G32];[.G61];[.G91];[.G121])" office:value-type="float" office:value="25500" calcext:value-type="float">
            <text:p>25500</text:p>
          </table:table-cell>
        </table:table-row>
        <table:table-row table:style-name="ro3">
          <table:table-cell table:number-columns-repeated="7"/>
          <table:table-cell table:formula="of:=SUM([.B31:.F31])" office:value-type="float" office:value="1159.843779409" calcext:value-type="float">
            <text:p>1159.843779409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)" office:value-type="float" office:value="100000" calcext:value-type="float">
            <text:p>100000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74500" calcext:value-type="float">
            <text:p>74500</text:p>
          </table:table-cell>
        </table:table-row>
        <table:table-row table:style-name="ro3">
          <table:table-cell table:number-columns-repeated="7"/>
          <table:table-cell table:formula="of:=SUM([.B31:.F31])" office:value-type="float" office:value="1159.843779409" calcext:value-type="float">
            <text:p>1159.843779409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1:.F31])" office:value-type="float" office:value="1159.843779409" calcext:value-type="float">
            <text:p>1159.843779409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1:.F31])" office:value-type="float" office:value="1159.843779409" calcext:value-type="float">
            <text:p>1159.843779409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1:.F31])" office:value-type="float" office:value="1159.843779409" calcext:value-type="float">
            <text:p>1159.843779409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159.843779409" calcext:value-type="float">
            <text:p>1159.843779409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769.367588932806" calcext:value-type="float">
            <text:p>769.3675889328</text:p>
          </table:table-cell>
          <table:table-cell table:style-name="ce40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3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31:.F31])" office:value-type="float" office:value="1159.843779409" calcext:value-type="float">
            <text:p>1159.843779409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table:number-columns-repeated="3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159.843779409" calcext:value-type="float">
            <text:p>1159.843779409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159.843779409" calcext:value-type="float">
            <text:p>1159.843779409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159.843779409" calcext:value-type="float">
            <text:p>1159.843779409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159.843779409" calcext:value-type="float">
            <text:p>1159.843779409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159.843779409" calcext:value-type="float">
            <text:p>1159.843779409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1:.F31])" office:value-type="float" office:value="1159.843779409" calcext:value-type="float">
            <text:p>1159.843779409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1:.F31])" office:value-type="float" office:value="1159.843779409" calcext:value-type="float">
            <text:p>1159.843779409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1:.F31])" office:value-type="float" office:value="1159.843779409" calcext:value-type="float">
            <text:p>1159.843779409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1];[.C31])" office:value-type="float" office:value="764.389233954451" calcext:value-type="float">
            <text:p>764.3892339545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C31:.F31])" office:value-type="float" office:value="769.367588932806" calcext:value-type="float">
            <text:p>769.3675889328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1:.F31])" office:value-type="float" office:value="1159.843779409" calcext:value-type="float">
            <text:p>1159.843779409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1:.F31])" office:value-type="float" office:value="1159.843779409" calcext:value-type="float">
            <text:p>1159.843779409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ce21" table:formula="of:=SUM([.B31:.F31])" office:value-type="float" office:value="1159.843779409" calcext:value-type="float">
            <text:p>1159.843779409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1:.F31])" office:value-type="float" office:value="1159.843779409" calcext:value-type="float">
            <text:p>1159.843779409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1:.F31])" office:value-type="float" office:value="1159.843779409" calcext:value-type="float">
            <text:p>1159.843779409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30])" office:value-type="float" office:value="25500" calcext:value-type="float">
            <text:p>25500</text:p>
          </table:table-cell>
          <table:table-cell table:style-name="ce29" office:value-type="float" office:value="12400" calcext:value-type="float">
            <text:p>12400</text:p>
          </table:table-cell>
          <table:table-cell/>
          <table:table-cell table:formula="of:=SUM([.K5:.K29])" office:value-type="float" office:value="172400" calcext:value-type="float">
            <text:p>172400</text:p>
          </table:table-cell>
          <table:table-cell table:number-columns-repeated="2"/>
        </table:table-row>
        <table:table-row table:style-name="ro7">
          <table:table-cell table:style-name="ce66" office:value-type="string" calcext:value-type="string">
            <text:p>2<text:span text:style-name="T3">nd</text:span>  2016</text:p>
          </table:table-cell>
          <table:table-cell table:number-columns-repeated="5"/>
          <table:table-cell table:style-name="ce15" table:formula="of:=SUM([.B32:.F32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C58:.F58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58:.F58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];[.C58];[.E58];[.F58])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:.E58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:.E58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C58:.E58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21" table:formula="of:=SUM([.B58:.F58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4"/>
        </table:table-row>
        <table:table-row table:style-name="ro3">
          <table:table-cell/>
          <table:table-cell table:formula="of:=[.B32]/22" office:value-type="float" office:value="0" calcext:value-type="float">
            <text:p>0</text:p>
          </table:table-cell>
          <table:table-cell table:formula="of:=[.C32]/24" office:value-type="float" office:value="0" calcext:value-type="float">
            <text:p>0</text:p>
          </table:table-cell>
          <table:table-cell table:formula="of:=[.D32]/23" office:value-type="float" office:value="0" calcext:value-type="float">
            <text:p>0</text:p>
          </table:table-cell>
          <table:table-cell table:formula="of:=[.E32]/24" office:value-type="float" office:value="0" calcext:value-type="float">
            <text:p>0</text:p>
          </table:table-cell>
          <table:table-cell table:formula="of:=[.F32]/21" office:value-type="float" office:value="0" calcext:value-type="float">
            <text:p>0</text:p>
          </table:table-cell>
          <table:table-cell/>
          <table:table-cell table:style-name="ce15" table:formula="of:=SUM([.H33:.H57])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4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3">
          <table:table-cell table:style-name="ce37" office:value-type="string" calcext:value-type="string">
            <text:p>18/07/2016</text:p>
          </table:table-cell>
          <table:table-cell table:number-columns-repeated="5"/>
          <table:table-cell table:style-name="ce15" table:formula="of:=SUM([.B61:.F61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D88:.F88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D88:.F88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88:.E8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8];[.D88];[.E88];[.F88])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8];[.C88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8];[.C88];[.E88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8];[.C88];[.E88];[.F88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8];[.C88];[.E88];[.F88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21" table:formula="of:=SUM([.B88:.F88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4"/>
        </table:table-row>
        <table:table-row table:style-name="ro3">
          <table:table-cell/>
          <table:table-cell table:formula="of:=[.B61]/22" office:value-type="float" office:value="0" calcext:value-type="float">
            <text:p>0</text:p>
          </table:table-cell>
          <table:table-cell table:formula="of:=[.C61]/22" office:value-type="float" office:value="0" calcext:value-type="float">
            <text:p>0</text:p>
          </table:table-cell>
          <table:table-cell table:formula="of:=[.D61]/22" office:value-type="float" office:value="0" calcext:value-type="float">
            <text:p>0</text:p>
          </table:table-cell>
          <table:table-cell table:formula="of:=[.E61]/24" office:value-type="float" office:value="0" calcext:value-type="float">
            <text:p>0</text:p>
          </table:table-cell>
          <table:table-cell table:formula="of:=[.F61]/22" office:value-type="float" office:value="0" calcext:value-type="float">
            <text:p>0</text:p>
          </table:table-cell>
          <table:table-cell/>
          <table:table-cell table:style-name="ce15" table:formula="of:=SUM([.H62:.H87])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3">
          <table:table-cell table:number-columns-repeated="8"/>
          <table:table-cell table:style-name="Default"/>
          <table:table-cell table:number-columns-repeated="4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3">
          <table:table-cell table:style-name="ce37" office:value-type="string" calcext:value-type="string">
            <text:p>25/07/2016</text:p>
          </table:table-cell>
          <table:table-cell table:number-columns-repeated="5"/>
          <table:table-cell table:style-name="ce15" table:formula="of:=SUM([.B91:.F91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D118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C118];[.E118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E118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21" table:formula="of:=SUM([.B118:.F118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4"/>
        </table:table-row>
        <table:table-row table:style-name="ro3">
          <table:table-cell/>
          <table:table-cell table:formula="of:=[.B91]/24" office:value-type="float" office:value="0" calcext:value-type="float">
            <text:p>0</text:p>
          </table:table-cell>
          <table:table-cell table:formula="of:=[.C91]/24" office:value-type="float" office:value="0" calcext:value-type="float">
            <text:p>0</text:p>
          </table:table-cell>
          <table:table-cell table:formula="of:=[.D91]/23" office:value-type="float" office:value="0" calcext:value-type="float">
            <text:p>0</text:p>
          </table:table-cell>
          <table:table-cell table:formula="of:=[.E91]/23" office:value-type="float" office:value="0" calcext:value-type="float">
            <text:p>0</text:p>
          </table:table-cell>
          <table:table-cell table:formula="of:=[.F91]/21" office:value-type="float" office:value="0" calcext:value-type="float">
            <text:p>0</text:p>
          </table:table-cell>
          <table:table-cell/>
          <table:table-cell table:style-name="ce15" table:formula="of:=SUM([.H92:.H117])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3">
          <table:table-cell table:number-columns-repeated="8"/>
          <table:table-cell table:style-name="Default"/>
          <table:table-cell table:number-columns-repeated="4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3">
          <table:table-cell table:style-name="ce37" office:value-type="date" office:date-value="2016-01-08" calcext:value-type="date">
            <text:p>01/08/16</text:p>
          </table:table-cell>
          <table:table-cell table:number-columns-repeated="5"/>
          <table:table-cell table:style-name="ce15" table:formula="of:=SUM([.B121:.F121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48:.E148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D148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148];[.C148];[.F148])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48];[.C148];[.E148];[.F148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48];[.D148];[.F148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21" table:formula="of:=SUM([.B148:.F148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4"/>
        </table:table-row>
        <table:table-row table:style-name="ro3">
          <table:table-cell/>
          <table:table-cell table:formula="of:=[.B121]/20" office:value-type="float" office:value="0" calcext:value-type="float">
            <text:p>0</text:p>
          </table:table-cell>
          <table:table-cell table:formula="of:=[.C121]/19" office:value-type="float" office:value="0" calcext:value-type="float">
            <text:p>0</text:p>
          </table:table-cell>
          <table:table-cell table:formula="of:=[.D121]/19" office:value-type="float" office:value="0" calcext:value-type="float">
            <text:p>0</text:p>
          </table:table-cell>
          <table:table-cell table:formula="of:=[.E121]/18" office:value-type="float" office:value="0" calcext:value-type="float">
            <text:p>0</text:p>
          </table:table-cell>
          <table:table-cell table:formula="of:=[.F121]/19" office:value-type="float" office:value="0" calcext:value-type="float">
            <text:p>0</text:p>
          </table:table-cell>
          <table:table-cell/>
          <table:table-cell table:style-name="ce15" table:formula="of:=SUM([.H122:.H147])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0">00/00/0000</text:date>, <text:time style:data-style-name="N2" text:time-value="14:25:52.3728144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8-10T14:26:11.268320525</dc:date>
    <meta:editing-duration>P9DT7H17M7S</meta:editing-duration>
    <meta:editing-cycles>2924</meta:editing-cycles>
    <meta:generator>LibreOffice/4.2.8.2$Linux_X86_64 LibreOffice_project/420m0$Build-2</meta:generator>
    <meta:document-statistic meta:table-count="17" meta:cell-count="7887" meta:object-count="0"/>
  </office:meta>
</office:document-meta>
</file>